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080000024412E5600F7AA9A4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eeeeee" fo:padding="0.097cm" fo:border="0.05pt solid #000000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eeeeee" fo:padding="0.097cm" fo:border="0.0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eeeeee" fo:padding="0.097cm" fo:border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eeeeee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eeeeee" fo:padding="0.097cm" fo:border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eeeeee" fo:padding="0.097cm" fo:border="0.0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eeeeee" fo:padding="0.097cm" fo:border="0.05pt solid #000000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eeeeee" fo:padding="0.097cm" fo:border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eeeeee" fo:padding="0.097cm" fo:border="0.0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cm" fo:margin-right="0cm" fo:line-height="0.529cm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1e73be" style:font-name="Latin Modern Roman" fo:font-size="16pt" officeooo:rsid="0061d401" officeooo:paragraph-rsid="0061d401" style:font-size-asian="16pt" style:font-size-complex="16pt"/>
    </style:style>
    <style:style style:name="P2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6.999cm" style:type="right"/>
          <style:tab-stop style:position="18.092cm" style:type="right"/>
        </style:tab-stops>
      </style:paragraph-properties>
      <style:text-properties style:font-name="Latin Modern Roman" officeooo:rsid="0028b407" officeooo:paragraph-rsid="005a24b9"/>
    </style:style>
    <style:style style:name="P3" style:family="paragraph" style:parent-style-name="Foot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10500" officeooo:paragraph-rsid="004160b7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86cm" style:type="right"/>
        </style:tab-stops>
      </style:paragraph-properties>
      <style:text-properties style:font-name="Times New Roman" fo:font-size="12pt" fo:font-style="normal" fo:font-weight="normal" officeooo:rsid="00230855" officeooo:paragraph-rsid="004ed43f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6cm" style:type="right"/>
        </style:tab-stops>
      </style:paragraph-properties>
      <style:text-properties style:font-name="Times New Roman" fo:font-size="12pt" fo:font-style="normal" fo:font-weight="bold" officeooo:rsid="001cf70f" officeooo:paragraph-rsid="004ed43f" style:font-size-asian="12pt" style:font-style-asian="normal" style:font-weight-asian="bold" style:font-name-complex="Calibri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6cm" style:type="right"/>
        </style:tab-stops>
      </style:paragraph-properties>
      <style:text-properties style:font-name="Times New Roman" fo:font-size="11pt" fo:font-style="normal" style:text-underline-style="none" fo:font-weight="normal" officeooo:rsid="0009bbcd" officeooo:paragraph-rsid="005aa794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text-properties fo:font-weight="normal" officeooo:rsid="005aa794" officeooo:paragraph-rsid="005aa794" style:font-weight-asian="normal" style:font-weight-complex="normal"/>
    </style:style>
    <style:style style:name="P8" style:family="paragraph" style:parent-style-name="Standard">
      <style:text-properties fo:font-weight="normal" officeooo:rsid="005fd8ce" officeooo:paragraph-rsid="005fd8ce" style:font-weight-asian="normal" style:font-weight-complex="normal"/>
    </style:style>
    <style:style style:name="P9" style:family="paragraph" style:parent-style-name="Standard">
      <style:text-properties fo:font-weight="bold" officeooo:rsid="000c4959" officeooo:paragraph-rsid="005aa794" style:font-weight-asian="bold" style:font-weight-complex="bold"/>
    </style:style>
    <style:style style:name="P10" style:family="paragraph" style:parent-style-name="Standard">
      <style:text-properties fo:font-weight="bold" officeooo:rsid="005aa794" officeooo:paragraph-rsid="005aa794" style:font-weight-asian="bold" style:font-weight-complex="bold"/>
    </style:style>
    <style:style style:name="P11" style:family="paragraph" style:parent-style-name="Standard">
      <style:text-properties fo:font-weight="bold" officeooo:rsid="005b11aa" officeooo:paragraph-rsid="005b11aa" style:font-weight-asian="bold" style:font-weight-complex="bold"/>
    </style:style>
    <style:style style:name="P12" style:family="paragraph" style:parent-style-name="Standard">
      <style:text-properties fo:font-weight="bold" officeooo:rsid="005d8156" officeooo:paragraph-rsid="005d8156" style:font-weight-asian="bold" style:font-weight-complex="bold"/>
    </style:style>
    <style:style style:name="P13" style:family="paragraph" style:parent-style-name="Standard">
      <style:text-properties officeooo:rsid="0003dc75" officeooo:paragraph-rsid="005aa794"/>
    </style:style>
    <style:style style:name="P14" style:family="paragraph" style:parent-style-name="Standard">
      <style:text-properties officeooo:rsid="0017e853" officeooo:paragraph-rsid="005aa794"/>
    </style:style>
    <style:style style:name="P15" style:family="paragraph" style:parent-style-name="Standard">
      <style:text-properties officeooo:rsid="0017e853" officeooo:paragraph-rsid="005b11aa"/>
    </style:style>
    <style:style style:name="P16" style:family="paragraph" style:parent-style-name="Standard">
      <style:text-properties style:font-name="Courier New" fo:font-size="11pt" officeooo:rsid="0003dc75" officeooo:paragraph-rsid="005aa794" style:font-size-asian="11pt" style:font-size-complex="11pt"/>
    </style:style>
    <style:style style:name="P17" style:family="paragraph" style:parent-style-name="Standard">
      <style:text-properties style:font-name="Courier New" fo:font-size="11pt" style:text-underline-style="none" officeooo:rsid="0011f557" officeooo:paragraph-rsid="005aa794" style:font-size-asian="11pt" style:font-size-complex="11pt"/>
    </style:style>
    <style:style style:name="P18" style:family="paragraph" style:parent-style-name="Standard">
      <style:text-properties style:font-name="Courier New" fo:font-size="11pt" style:text-underline-style="none" officeooo:rsid="0003dc75" officeooo:paragraph-rsid="005aa794" style:font-size-asian="11pt" style:font-size-complex="11pt"/>
    </style:style>
    <style:style style:name="P19" style:family="paragraph" style:parent-style-name="Standard">
      <style:text-properties style:font-name="Courier New" fo:font-size="11pt" style:text-underline-style="none" officeooo:rsid="001bde37" officeooo:paragraph-rsid="005aa794" style:font-size-asian="11pt" style:font-size-complex="11pt"/>
    </style:style>
    <style:style style:name="P20" style:family="paragraph" style:parent-style-name="Standard">
      <style:text-properties style:font-name="Courier New" fo:font-size="11pt" style:text-underline-style="none" officeooo:rsid="0022a878" officeooo:paragraph-rsid="005aa794" style:font-size-asian="11pt" style:font-size-complex="11pt"/>
    </style:style>
    <style:style style:name="P21" style:family="paragraph" style:parent-style-name="Standard">
      <style:text-properties style:font-name="Courier New" fo:font-size="11pt" style:text-underline-style="none" officeooo:rsid="0009bbcd" officeooo:paragraph-rsid="005aa794" style:font-size-asian="11pt" style:font-size-complex="11pt"/>
    </style:style>
    <style:style style:name="P22" style:family="paragraph" style:parent-style-name="Standard">
      <style:text-properties style:font-name="Courier New" fo:font-size="11pt" style:text-underline-style="none" officeooo:rsid="0007a014" officeooo:paragraph-rsid="005aa794" style:font-size-asian="11pt" style:font-size-complex="11pt"/>
    </style:style>
    <style:style style:name="P23" style:family="paragraph" style:parent-style-name="Standard">
      <style:text-properties style:font-name="Courier New" fo:font-size="11pt" style:text-underline-style="none" officeooo:rsid="0017e853" officeooo:paragraph-rsid="005aa794" style:font-size-asian="11pt" style:font-size-complex="11pt"/>
    </style:style>
    <style:style style:name="P24" style:family="paragraph" style:parent-style-name="Standard">
      <style:text-properties style:font-name="Courier New" fo:font-size="11pt" style:text-underline-style="none" officeooo:rsid="000f6558" officeooo:paragraph-rsid="005aa794" style:font-size-asian="11pt" style:font-size-complex="11pt"/>
    </style:style>
    <style:style style:name="P25" style:family="paragraph" style:parent-style-name="Standard">
      <style:text-properties style:font-name="Courier New" fo:font-size="11pt" style:text-underline-style="none" officeooo:rsid="000c4959" officeooo:paragraph-rsid="005aa794" style:font-size-asian="11pt" style:font-size-complex="11pt"/>
    </style:style>
    <style:style style:name="P26" style:family="paragraph" style:parent-style-name="Standard">
      <style:text-properties style:font-name="Courier New" fo:font-size="11pt" style:text-underline-style="none" officeooo:rsid="005e5575" officeooo:paragraph-rsid="005e5575" style:font-size-asian="11pt" style:font-size-complex="11pt"/>
    </style:style>
    <style:style style:name="P27" style:family="paragraph" style:parent-style-name="Standard">
      <style:text-properties style:font-name="Courier New" fo:font-size="11pt" style:text-underline-style="none" officeooo:rsid="005f6014" officeooo:paragraph-rsid="005f6014" style:font-size-asian="11pt" style:font-size-complex="11pt"/>
    </style:style>
    <style:style style:name="P28" style:family="paragraph" style:parent-style-name="Standard">
      <style:text-properties style:text-underline-style="none" officeooo:rsid="0003dc75" officeooo:paragraph-rsid="005aa794"/>
    </style:style>
    <style:style style:name="P29" style:family="paragraph" style:parent-style-name="Standard">
      <style:text-properties style:text-underline-style="none" officeooo:rsid="0009bbcd" officeooo:paragraph-rsid="005aa794"/>
    </style:style>
    <style:style style:name="P30" style:family="paragraph" style:parent-style-name="Standard">
      <style:text-properties style:text-underline-style="none" officeooo:rsid="0007a014" officeooo:paragraph-rsid="005aa794"/>
    </style:style>
    <style:style style:name="P31" style:family="paragraph" style:parent-style-name="Standard">
      <style:text-properties style:text-underline-style="none" officeooo:rsid="0017e853" officeooo:paragraph-rsid="005aa794"/>
    </style:style>
    <style:style style:name="P32" style:family="paragraph" style:parent-style-name="Standard">
      <style:text-properties style:text-underline-style="none" fo:font-weight="bold" officeooo:rsid="0007a014" officeooo:paragraph-rsid="005aa794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09bbcd" officeooo:paragraph-rsid="005aa794" style:font-weight-asian="bold" style:font-weight-complex="bold"/>
    </style:style>
    <style:style style:name="P34" style:family="paragraph" style:parent-style-name="Standard">
      <style:text-properties style:text-underline-style="none" officeooo:rsid="00084ecc" officeooo:paragraph-rsid="005aa794"/>
    </style:style>
    <style:style style:name="P35" style:family="paragraph" style:parent-style-name="Standard">
      <style:text-properties style:text-underline-style="none" officeooo:rsid="000c4959" officeooo:paragraph-rsid="005aa794"/>
    </style:style>
    <style:style style:name="P36" style:family="paragraph" style:parent-style-name="Standard">
      <style:text-properties fo:font-size="14pt" style:text-underline-style="none" fo:font-weight="bold" officeooo:rsid="0007a014" officeooo:paragraph-rsid="005aa79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6.986cm" style:type="right"/>
        </style:tab-stops>
      </style:paragraph-properties>
      <style:text-properties style:font-name="Latin Modern Roman" fo:font-size="12pt" fo:font-style="italic" fo:font-weight="bold" officeooo:rsid="005a6d6f" officeooo:paragraph-rsid="005a6d6f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text-properties officeooo:rsid="005d8156" officeooo:paragraph-rsid="005d8156"/>
    </style:style>
    <style:style style:name="P39" style:family="paragraph" style:parent-style-name="Standard">
      <style:paragraph-properties fo:text-align="center" style:justify-single-word="false">
        <style:tab-stops>
          <style:tab-stop style:position="16.986cm" style:type="right"/>
        </style:tab-stops>
      </style:paragraph-properties>
      <style:text-properties fo:color="#1e73be" style:font-name="Latin Modern Roman" fo:font-size="16pt" fo:font-style="normal" fo:font-weight="normal" officeooo:rsid="005a6d6f" officeooo:paragraph-rsid="004ed43f" style:font-size-asian="16pt" style:font-style-asian="normal" style:font-weight-asian="normal" style:font-name-complex="Calibri" style:font-size-complex="16pt" style:font-weight-complex="normal"/>
    </style:style>
    <style:style style:name="P40" style:family="paragraph" style:parent-style-name="Table_20_Contents">
      <style:text-properties style:font-name="Courier New" fo:font-size="11pt" style:text-underline-style="none" officeooo:rsid="0007a014" officeooo:paragraph-rsid="005aa794" style:font-size-asian="11pt" style:font-size-complex="11pt"/>
    </style:style>
    <style:style style:name="P41" style:family="paragraph" style:parent-style-name="Standard">
      <style:paragraph-properties fo:break-before="page"/>
      <style:text-properties fo:font-size="14pt" style:text-underline-style="none" fo:font-weight="bold" officeooo:rsid="0007a014" officeooo:paragraph-rsid="005aa794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text-properties officeooo:paragraph-rsid="005b11aa"/>
    </style:style>
    <style:style style:name="P43" style:family="paragraph" style:parent-style-name="Standard" style:list-style-name="L1">
      <style:text-properties officeooo:rsid="0017e853" officeooo:paragraph-rsid="005c0079"/>
    </style:style>
    <style:style style:name="P44" style:family="paragraph" style:parent-style-name="Standard" style:list-style-name="L1">
      <style:text-properties officeooo:rsid="0017e853" officeooo:paragraph-rsid="005b11aa"/>
    </style:style>
    <style:style style:name="P45" style:family="paragraph" style:parent-style-name="Standard" style:list-style-name="L1">
      <style:text-properties officeooo:rsid="001c39c3" officeooo:paragraph-rsid="005c0079"/>
    </style:style>
    <style:style style:name="P46" style:family="paragraph" style:parent-style-name="Standard">
      <style:text-properties style:font-name="Courier New" fo:font-size="11pt" officeooo:rsid="00628733" officeooo:paragraph-rsid="00628733" style:font-size-asian="11pt" style:font-size-complex="11pt"/>
    </style:style>
    <style:style style:name="T1" style:family="text">
      <style:text-properties fo:color="#4b4b4b" fo:font-size="10pt" fo:font-style="italic" style:font-size-asian="10pt" style:font-style-asian="italic" style:font-name-complex="Latin Modern Roman" style:font-size-complex="10pt" style:font-style-complex="italic"/>
    </style:style>
    <style:style style:name="T2" style:family="text">
      <style:text-properties fo:color="#4b4b4b" style:font-name="Liberation Serif1" style:text-underline-style="none" officeooo:rsid="002e87db" style:font-name-asian="Liberation Serif1" style:font-name-complex="Liberation Serif1"/>
    </style:style>
    <style:style style:name="T3" style:family="text">
      <style:text-properties fo:color="#4b4b4b" style:font-name="Liberation Serif1" style:text-underline-style="none" officeooo:rsid="0061d401" style:font-name-asian="Liberation Serif1" style:font-name-complex="Liberation Serif1"/>
    </style:style>
    <style:style style:name="T4" style:family="text">
      <style:text-properties fo:color="#1e73be" style:font-name="Liberation Serif1" style:text-underline-style="none" officeooo:rsid="002e87db" style:font-name-asian="Liberation Serif1" style:font-name-complex="Liberation Serif1"/>
    </style:style>
    <style:style style:name="T5" style:family="text">
      <style:text-properties fo:color="#1e73be" style:font-name="Liberation Serif1" style:text-underline-style="none" officeooo:rsid="0061d401" style:font-name-asian="Liberation Serif1" style:font-name-complex="Liberation Serif1"/>
    </style:style>
    <style:style style:name="T6" style:family="text">
      <style:text-properties style:font-name="Liberation Serif1" style:text-underline-style="none" officeooo:rsid="002e87db" style:font-name-asian="Liberation Serif1" style:font-name-complex="Liberation Serif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e853" style:font-style-asian="italic" style:font-style-complex="italic"/>
    </style:style>
    <style:style style:name="T9" style:family="text">
      <style:text-properties fo:font-style="italic" officeooo:rsid="0018a5e9" style:font-style-asian="italic" style:font-style-complex="italic"/>
    </style:style>
    <style:style style:name="T10" style:family="text">
      <style:text-properties officeooo:rsid="0011062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c4959"/>
    </style:style>
    <style:style style:name="T13" style:family="text">
      <style:text-properties officeooo:rsid="001c39c3"/>
    </style:style>
    <style:style style:name="T14" style:family="text">
      <style:text-properties officeooo:rsid="0017e853"/>
    </style:style>
    <style:style style:name="T15" style:family="text">
      <style:text-properties officeooo:rsid="0021b2f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3dc75"/>
    </style:style>
    <style:style style:name="T19" style:family="text">
      <style:text-properties style:text-underline-style="none" officeooo:rsid="001bde37"/>
    </style:style>
    <style:style style:name="T20" style:family="text">
      <style:text-properties style:text-underline-style="none" officeooo:rsid="0022a878"/>
    </style:style>
    <style:style style:name="T21" style:family="text">
      <style:text-properties style:text-underline-style="none" officeooo:rsid="005e5575"/>
    </style:style>
    <style:style style:name="T22" style:family="text">
      <style:text-properties style:text-underline-style="none" officeooo:rsid="005f6014"/>
    </style:style>
    <style:style style:name="T23" style:family="text">
      <style:text-properties officeooo:rsid="0003dc75"/>
    </style:style>
    <style:style style:name="T24" style:family="text">
      <style:text-properties officeooo:rsid="000d3aa0"/>
    </style:style>
    <style:style style:name="T25" style:family="text">
      <style:text-properties officeooo:rsid="005aa794"/>
    </style:style>
    <style:style style:name="T26" style:family="text">
      <style:text-properties officeooo:rsid="005b11aa"/>
    </style:style>
    <style:style style:name="T27" style:family="text">
      <style:text-properties style:font-name-complex="Calibri"/>
    </style:style>
    <style:style style:name="T28" style:family="text">
      <style:text-properties officeooo:rsid="0029e148" style:font-name-complex="Calibri"/>
    </style:style>
    <style:style style:name="T29" style:family="text">
      <style:text-properties officeooo:rsid="005c0079"/>
    </style:style>
    <style:style style:name="T30" style:family="text">
      <style:text-properties officeooo:rsid="005d8156"/>
    </style:style>
    <style:style style:name="T31" style:family="text">
      <style:text-properties officeooo:rsid="005fd8ce"/>
    </style:style>
    <style:style style:name="T32" style:family="text">
      <style:text-properties officeooo:rsid="0061d401"/>
    </style:style>
    <style:style style:name="T33" style:family="text">
      <style:text-properties officeooo:rsid="00629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9">Logiciel et librairies du logiciel R nécessaires à la formation</text:p>
      <text:p text:style-name="P4"/>
      <text:p text:style-name="P37"><text:span text:style-name="T28">M</text:span><text:span text:style-name="T27">erci de tout installer avant la formation</text:span></text:p>
      <text:p text:style-name="P9"/>
      <text:p text:style-name="P15">L<text:span text:style-name="T26">a formation </text:span>utilise d<text:span text:style-name="T26">ifférentes</text:span> librairies, <text:span text:style-name="T26">notamment</text:span> pour travailler <text:span text:style-name="T31">avec</text:span> les <text:span text:style-name="T31">données géographiques</text:span>. Cela nécessite au préalable l'installation des versions <text:span text:style-name="T29">de </text:span>développement des logiciels utilisés par ces librairies : <text:span text:style-name="T13">java-jdk, </text:span>gdal-dev, proj-dev, geos-dev. </text:p>
      <text:list xml:id="list2819099692228330291" text:style-name="L1">
        <text:list-item>
          <text:p text:style-name="P42"><text:span text:style-name="T14">Pour </text:span><text:span text:style-name="T8">Windows</text:span><text:span text:style-name="T14">, ces logiciels sont normalement inclus dans les librairies R. Pour rJava, il faut que le jdk de Java soit installé : </text:span><text:a xlink:type="simple" xlink:href="http://www.oracle.com/technetwork/java/javase/downloads/index-jsp-138363.html#javasejdk" text:style-name="Internet_20_link" text:visited-style-name="Visited_20_Internet_20_Link">http://www.oracle.com/technetwork/java/javase/downloads/index-jsp-138363.html#javasejdk</text:a></text:p>
        </text:list-item>
        <text:list-item>
          <text:p text:style-name="P43">Pour <text:span text:style-name="T7">Ubuntu</text:span>, il faut installer les paquets suivant avant l'installation des librairies R : </text:p>
          <text:p text:style-name="P45">"openjdk-7-jdk", "gdal-bin", "libgdal1-dev", "proj-bin", "libproj-dev", "libgeos-dev"</text:p>
        </text:list-item>
        <text:list-item>
          <text:p text:style-name="P44">Pour <text:span text:style-name="T9">Mac</text:span>, <text:span text:style-name="T15">voir ici : </text:span><text:a xlink:type="simple" xlink:href="http://www.kyngchaos.com/software/frameworks" text:style-name="Internet_20_link" text:visited-style-name="Visited_20_Internet_20_Link"><text:span text:style-name="T15">http://www.kyngchaos.com/software/frameworks</text:span></text:a></text:p>
        </text:list-item>
      </text:list>
      <text:p text:style-name="P15"/>
      <text:p text:style-name="P10">QGIS</text:p>
      <text:p text:style-name="P8">Même si la formation n’est pas portée sur le logiciel QGIS, il pourra être utilisé.</text:p>
      <text:p text:style-name="P7"><text:a xlink:type="simple" xlink:href="http://qgis.org/" text:style-name="Internet_20_link" text:visited-style-name="Visited_20_Internet_20_Link">http://qgis.org/</text:a></text:p>
      <text:p text:style-name="P10"/>
      <text:p text:style-name="P9"><text:span text:style-name="T26">Logiciel </text:span>R</text:p>
      <text:p text:style-name="P13">Installer R &gt; 3.<text:span text:style-name="T25">3</text:span>. <text:span text:style-name="T10">TD préparé avec R 3.3.3</text:span></text:p>
      <text:p text:style-name="P13"><text:a xlink:type="simple" xlink:href="http://cran.r-project.org/" text:style-name="Internet_20_link" text:visited-style-name="Visited_20_Internet_20_Link">http://cran.r-project.org/</text:a></text:p>
      <text:p text:style-name="P13"/>
      <text:p text:style-name="P13"><text:span text:style-name="T11">Pour </text:span><text:span text:style-name="T12">Ubunt</text:span><text:span text:style-name="T11">u :</text:span> <text:span text:style-name="T30">vous pouvez obtenir la dernière version de R en utilisant le </text:span>ppa <text:span text:style-name="T30">du CRAN </text:span>: <text:a xlink:type="simple" xlink:href="http://cran.r-project.org/bin/linux/ubuntu/" text:style-name="Internet_20_link" text:visited-style-name="Visited_20_Internet_20_Link">http://cran.r-project.org/bin/linux/ubuntu/</text:a></text:p>
      <text:p text:style-name="P13"/>
      <text:p text:style-name="P12">Rstudio ou autre</text:p>
      <text:p text:style-name="P38">Vous pourrez utiliser n’importe quel logiciel vous permettant de travailler avec R. Il n’y a pas de restriction ni de recommandation particulière.</text:p>
      <text:p text:style-name="P14"/>
      <text:p text:style-name="P11">Libra<text:span text:style-name="T32">i</text:span>ries R</text:p>
      <text:p text:style-name="P13"><text:span text:style-name="T26">Vous êtes supposés déjà savoir utiliser le logiciel R. Vous pouvez donc i</text:span>nstaller les librairies suivantes dans R et <text:span text:style-name="T26">vous </text:span><text:span text:style-name="T16">assurer qu'elles se chargent sans erreur</text:span> :</text:p>
      <text:p text:style-name="P1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6"><text:span text:style-name="T17">install.packages(c("sp", "rgdal", "raster", "XML", "dismo", "rJava", "OpenStreetMap", "rgeos", "maps", "mapdata", "snow", "rgl", "gstat", "geoR", "lattice", "MASS", "pROC", "dplyr", "tidyr", "readr", "ggplot2", "ggmap", "rasterVis"))</text:span></text:p>
            <text:p text:style-name="P17"/>
            <text:p text:style-name="P17">update.packages()</text:p>
            <text:p text:style-name="P17"/>
            <text:p text:style-name="P16">library(sp) </text:p>
            <text:p text:style-name="P16">library(rgdal)</text:p>
            <text:p text:style-name="P16">library(raster)</text:p>
            <text:p text:style-name="P16">library(XML) </text:p>
            <text:p text:style-name="P16">library(dismo)</text:p>
            <text:p text:style-name="P16">library(rJava) <text:span text:style-name="T33"># Pas indispensable</text:span></text:p>
            <text:p text:style-name="P16">library(OpenStreetMap)</text:p>
            <text:p text:style-name="P16">library(rgeos)</text:p>
            <text:p text:style-name="P16">library(maps) </text:p>
            <text:p text:style-name="P16">library(mapdata)</text:p>
            <text:p text:style-name="P16"><text:soft-page-break/>library(snow)</text:p>
            <text:p text:style-name="P16">library(rgl)</text:p>
            <text:p text:style-name="P16">library(gstat)</text:p>
            <text:p text:style-name="P18">library(geoR)</text:p>
            <text:p text:style-name="P19">library(lattice)</text:p>
            <text:p text:style-name="P19">library(MASS)</text:p>
            <text:p text:style-name="P19">library(pROC)</text:p>
            <text:p text:style-name="P26">library(dplyr)</text:p>
            <text:p text:style-name="P20">library(tidyr)</text:p>
            <text:p text:style-name="P20">library(readr)</text:p>
            <text:p text:style-name="P20">library(ggplot2)</text:p>
            <text:p text:style-name="P20">library(ggmap)</text:p>
            <text:p text:style-name="P27">library(rasterVis)</text:p>
          </table:table-cell>
        </table:table-row>
      </table:table>
      <text:p text:style-name="P28"/>
      <text:p text:style-name="P41"><text:bookmark text:name="__DdeLink__5_1230896056"/>Quelques rappels de base sur R</text:p>
      <text:p text:style-name="P36"/>
      <text:p text:style-name="P29">Définir le répertoire de travail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setwd("/mon_repertoire/mondossier/")</text:p>
          </table:table-cell>
        </table:table-row>
      </table:table>
      <text:p text:style-name="P30">Assigner une variable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2">a &lt;- 1</text:p>
          </table:table-cell>
        </table:table-row>
      </table:table>
      <text:p text:style-name="P30">Aide sur une fonction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?sqrt</text:p>
          </table:table-cell>
        </table:table-row>
      </table:table>
      <text:p text:style-name="P29">Supprimer une variable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rm(a)</text:p>
          </table:table-cell>
        </table:table-row>
      </table:table>
      <text:p text:style-name="P31">Charger une librairie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3">library(sp)</text:p>
          </table:table-cell>
        </table:table-row>
      </table:table>
      <text:p text:style-name="P29"/>
      <text:p text:style-name="P32">Objets :</text:p>
      <text:p text:style-name="P30"><text:span text:style-name="T7">vector</text:span> = objet de dimension 1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v &lt;- c(1,2,3,4,5,6) </text:p>
            <text:p text:style-name="P22">v[1] # extraire une valeur d'un vecteur</text:p>
            <text:p text:style-name="P22">is(v) # connaître le format d'un objet</text:p>
            <text:p text:style-name="P24">v[which(v&gt;3)] # extraire des valeurs avec une condition</text:p>
          </table:table-cell>
        </table:table-row>
      </table:table>
      <text:p text:style-name="P34"/>
      <text:p text:style-name="P30"><text:span text:style-name="T7">matrix </text:span>= objet de dimension 2. Une matrice ne peut contenir que des nombres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2">m &lt;- as.matrix(v,ncol=2,nrow=3)</text:p>
            <text:p text:style-name="P22">m[1,] # extraire une ligne</text:p>
            <text:p text:style-name="P22">m[,1] # extraire une colonne</text:p>
            <text:p text:style-name="P22">m[1,2] # extraire une valeur</text:p>
          </table:table-cell>
        </table:table-row>
      </table:table>
      <text:p text:style-name="P30"/>
      <text:p text:style-name="P30"><text:span text:style-name="T7">data.frame </text:span>= objet de dimension 2. Composé de colonnes de même taille. Les types des colonnes peuvent être différents.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>Data &lt;- as.data.frame(m)</text:p>
            <text:p text:style-name="P22">names(Data) &lt;- c("col1","col2") # Nomme les colonnes</text:p>
            <text:p text:style-name="P22">Data[,1] # extraire une colonne</text:p>
            <text:p text:style-name="P22">Data$col1 # extraire une colonne</text:p>
          </table:table-cell>
        </table:table-row>
      </table:table>
      <text:p text:style-name="P30"/>
      <text:p text:style-name="P35"><text:span text:style-name="T7">array</text:span> = objet de dimension N.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0">a &lt;- array(dim = c(3,4,2)) # crée un tableau “vide” de dimension 3. dim 1 : 3 lignes, dim 2 : 4 </text:p>
            <text:p text:style-name="P40"># colonnes ; dim 3 : 2 profondeurs </text:p>
          </table:table-cell>
        </table:table-row>
      </table:table>
      <text:p text:style-name="P30"/>
      <text:p text:style-name="P30"><text:span text:style-name="T7">Liste</text:span> = objet composite constitué de sous-objets qui peuvent être de longueur et nature différentes.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2">L &lt;- list(a=1, v = c(1,1), <text:span text:style-name="T24">m</text:span>)</text:p>
            <text:p text:style-name="P22">L[[1]] # extraire la 1ère sous liste</text:p>
            <text:p text:style-name="P22">L$a # extraire la 1ère sous liste</text:p>
            <text:p text:style-name="P25">L$<text:span text:style-name="T24">m</text:span>[1,<text:span text:style-name="T24">1</text:span>] # extraire une valeur</text:p>
          </table:table-cell>
        </table:table-row>
      </table:table>
      <text:p text:style-name="P30"/>
      <text:p text:style-name="P33">Graphique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2">?par() # liste des options graphiques</text:p>
            <text:p text:style-name="P22">plot(v, col="red", pch=20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a" svg:font-family="Symbola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line-height="0.529cm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1e73be" style:font-name="Latin Modern Roman" fo:font-size="16pt" officeooo:rsid="0061d401" officeooo:paragraph-rsid="0061d401" style:font-size-asian="16pt" style:font-size-complex="16pt"/>
    </style:style>
    <style:style style:name="MP2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6.999cm" style:type="right"/>
          <style:tab-stop style:position="18.092cm" style:type="right"/>
        </style:tab-stops>
      </style:paragraph-properties>
      <style:text-properties style:font-name="Latin Modern Roman" officeooo:rsid="0028b407" officeooo:paragraph-rsid="005a24b9"/>
    </style:style>
    <style:style style:name="MP3" style:family="paragraph" style:parent-style-name="Footer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10500" officeooo:paragraph-rsid="004160b7"/>
    </style:style>
    <style:style style:name="MT1" style:family="text">
      <style:text-properties fo:color="#4b4b4b" fo:font-size="10pt" fo:font-style="italic" style:font-size-asian="10pt" style:font-style-asian="italic" style:font-name-complex="Latin Modern Roman" style:font-size-complex="10pt" style:font-style-complex="italic"/>
    </style:style>
    <style:style style:name="MT2" style:family="text">
      <style:text-properties fo:color="#1e73be" style:font-name="Liberation Serif1" style:text-underline-style="none" officeooo:rsid="002e87db" style:font-name-asian="Liberation Serif1" style:font-name-complex="Liberation Serif1"/>
    </style:style>
    <style:style style:name="MT3" style:family="text">
      <style:text-properties fo:color="#4b4b4b" style:font-name="Liberation Serif1" style:text-underline-style="none" officeooo:rsid="002e87db" style:font-name-asian="Liberation Serif1" style:font-name-complex="Liberation Serif1"/>
    </style:style>
    <style:style style:name="MT4" style:family="text">
      <style:text-properties fo:color="#4b4b4b" style:font-name="Liberation Serif1" style:text-underline-style="none" officeooo:rsid="0061d401" style:font-name-asian="Liberation Serif1" style:font-name-complex="Liberation Serif1"/>
    </style:style>
    <style:style style:name="MT5" style:family="text">
      <style:text-properties style:font-name="Liberation Serif1" style:text-underline-style="none" officeooo:rsid="002e87db" style:font-name-asian="Liberation Serif1" style:font-name-complex="Liberation Serif1"/>
    </style:style>
    <style:style style:name="MT6" style:family="text">
      <style:text-properties fo:color="#1e73be" style:font-name="Liberation Serif1" style:text-underline-style="none" officeooo:rsid="0061d401" style:font-name-asian="Liberation Serif1" style:font-name-complex="Liberation Seri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3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78cm" svg:y="-0.086cm" svg:width="4.235cm" svg:height="1.365cm" draw:z-index="2"><draw:image xlink:href="Pictures/10000201000007080000024412E5600F7AA9A473.png" xlink:type="simple" xlink:show="embed" xlink:actuate="onLoad"/></draw:frame></text:p>
        <text:p text:style-name="MP2"><text:tab/><text:tab/><text:span text:style-name="MT1">Créé le </text:span><text:span text:style-name="MT1"><text:date style:data-style-name="N76" text:date-value="2018-03-12T23:10:01.392800384">12 mars 2018</text:date></text:span></text:p>
      </style:header>
      <style:footer>
        <text:p text:style-name="MP3"><text:span text:style-name="MT2">Sébastien Rochette<text:tab/></text:span><text:a xlink:type="simple" xlink:href="mailto:sebastienrochettefr@gmail.com" text:style-name="Internet_20_link" text:visited-style-name="Visited_20_Internet_20_Link"><text:span text:style-name="Internet_20_link"><text:span text:style-name="MT3">sebastien@</text:span></text:span></text:a><text:span text:style-name="Internet_20_link"><text:span text:style-name="MT4">thinkr.fr</text:span></text:span><text:span text:style-name="Internet_20_link"><text:span text:style-name="MT5"><text:tab/></text:span></text:span><text:a xlink:type="simple" xlink:href="https://thinkr.fr/" text:style-name="Internet_20_link" text:visited-style-name="Visited_20_Internet_20_Link"><text:span text:style-name="Internet_20_link"><text:span text:style-name="MT6">https://thinkr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1:54:48.897158016</meta:creation-date>
    <dc:date>2018-03-12T23:10:01.347996409</dc:date>
    <meta:editing-duration>PT8H40M15S</meta:editing-duration>
    <meta:editing-cycles>71</meta:editing-cycles>
    <meta:generator>LibreOffice/5.1.6.2$Linux_X86_64 LibreOffice_project/10m0$Build-2</meta:generator>
    <meta:document-statistic meta:table-count="12" meta:image-count="1" meta:object-count="0" meta:page-count="3" meta:paragraph-count="83" meta:word-count="486" meta:character-count="3464" meta:non-whitespace-character-count="3054"/>
  </office:meta>
</office:document-meta>
</file>